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 Is ‘Baz’</text:p>
      <text:p text:style-name="Author">An Author</text:p>
      <text:p text:style-name="Date">23 February 2019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1" text:outline-level="1"><text:bookmark-start text:name="section-in-simple-include"/>Section in simple include<text:bookmark-end text:name="section-in-simple-include"/></text:h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1" text:outline-level="1"><text:bookmark-start text:name="section-in-recursive-include"/>Section in recursive include<text:bookmark-end text:name="section-in-recursive-include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2" text:outline-level="2"><text:bookmark-start text:name="subsection-in-recursive-include"/>Subsection in recursive include<text:bookmark-end text:name="subsection-in-recursive-include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1" text:outline-level="1"><text:bookmark-start text:name="second-section-in-simple-include"/>Second section in simple include<text:bookmark-end text:name="second-section-in-simple-include"/></text:h>
      <text:p text:style-name="First_20_paragraph">Test text.</text:p>
      <text:p text:style-name="Text_20_body">Text after simple include.</text:p>
      <text:h text:style-name="Heading_20_2" text:outline-level="2"><text:bookmark-start text:name="subsection"/>Subsection<text:bookmark-end text:name="subsection"/></text:h>
      <text:p text:style-name="First_20_paragraph">This is a new paragraph. This text is <text:span text:style-name="T5">Small Caps</text:span>.</text:p>
      <text:h text:style-name="Heading_20_1" text:outline-level="1"><text:bookmark-start text:name="this-is-a-second-section"/>This is a second section<text:bookmark-end text:name="this-is-a-second-section"/></text:h>
      <text:p text:style-name="First_20_paragraph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The Title Is ‘Baz’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date" meta:value-type="string">23 February 2019</meta:user-defined>
    <meta:user-defined meta:name="docversion" meta:value-type="string">reproducible</meta:user-defined>
    <meta:user-defined meta:name="identifier" meta:value-type="string"/>
    <meta:user-defined meta:name="source-md5" meta:value-type="string">2518a18c39cbd5e88b46c164d163e14a</meta:user-defined>
    <meta:user-defined meta:name="starts-with-text" meta:value-type="string"/>
    <meta:user-defined meta:name="wordcount" meta:value-type="string">289</meta:user-defined>
  </office:meta>
</office:document-meta>
</file>